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39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bce4e5" fo:wrap-option="wrap"/>
    </style:style>
    <style:style style:name="ce43" style:family="table-cell" style:parent-style-name="Default">
      <style:table-cell-properties fo:background-color="#f7a19a"/>
    </style:style>
    <style:style style:name="ce44" style:family="table-cell" style:parent-style-name="Default">
      <style:table-cell-properties fo:background-color="#ce181e"/>
      <style:text-properties fo:color="#eeeeee"/>
    </style:style>
    <style:style style:name="ce49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0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5" style:family="table-cell" style:parent-style-name="Default">
      <style:table-cell-properties fo:wrap-option="wrap" style:vertical-align="middle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table:number-columns-repeated="1016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ets de session…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81" office:value-type="string" calcext:value-type="string">
            <text:p>à faire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table:number-columns-repeated="5"/>
          <table:table-cell office:value-type="string" calcext:value-type="string">
            <text:p>Siret non obligatoire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Ordre du sondage : n2 avant n1 (commencer par vous êtes ?)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ture privée du “sondage” (enquête).</text:p>
          </table:table-cell>
          <table:table-cell table:number-columns-repeated="1018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9:36:54.730845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6T19:25:32.227799155</dc:date>
    <meta:editing-duration>PT21H58M32S</meta:editing-duration>
    <meta:editing-cycles>77</meta:editing-cycles>
    <meta:generator>LibreOffice/6.0.7.3$Linux_X86_64 LibreOffice_project/00m0$Build-3</meta:generator>
    <meta:document-statistic meta:table-count="4" meta:cell-count="275" meta:object-count="0"/>
  </office:meta>
</office:document-meta>
</file>